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D On Rails Basic Game no. 3 GDD</text:p>
      <text:p text:style-name="Standard"/>
      <text:p text:style-name="Standard"/>
      <text:p text:style-name="Standard">Description of what the game is: </text:p>
      <text:p text:style-name="Standard"/>
      <text:p text:style-name="Standard"/>
      <text:p text:style-name="Standard"/>
      <text:p text:style-name="Standard">Any key resources taken from websites: </text:p>
      <text:p text:style-name="Standard"/>
      <text:p text:style-name="Standard"/>
      <text:p text:style-name="Standard"/>
      <text:p text:style-name="Standard">To Do List: </text:p>
      <text:list xml:id="list4197230058235804955" text:style-name="L1">
        <text:list-item>
          <text:p text:style-name="P2">Setup the scenes, menus and so on. = tick</text:p>
        </text:list-item>
        <text:list-item>
          <text:p text:style-name="P2">Find out what shapes, game objects, colours or whatever I will use. = tick</text:p>
        </text:list-item>
        <text:list-item>
          <text:p text:style-name="P2">Test the on click function with a print statement. = tick/changed to on mouse down</text:p>
        </text:list-item>
        <text:list-item>
          <text:p text:style-name="P2">Write the score system script to print to console the score per shape clicked &amp; the total level score. = tick</text:p>
        </text:list-item>
        <text:list-item>
          <text:p text:style-name="P2">Make the score system write to a UI element either on that screen or the score screen or both. = </text:p>
        </text:list-item>
        <text:list-item>
          <text:p text:style-name="P2">Set up the camera/player position and rotation. Also check that the axis isn't a mess. = </text:p>
        </text:list-item>
        <text:list-item>
          <text:p text:style-name="P2">Set up the start and end of the level. = </text:p>
        </text:list-item>
        <text:list-item>
          <text:p text:style-name="P2">Write the win/end of level condition for the end goal. = </text:p>
        </text:list-item>
        <text:list-item>
          <text:p text:style-name="P2">Create the speed and movement for the camera/player. = </text:p>
        </text:list-item>
        <text:list-item>
          <text:p text:style-name="P2">Make it so that the objects or shapes either move past you or remain stationary as you pass them or both? = </text:p>
        </text:list-item>
        <text:list-item>
          <text:p text:style-name="P2">Write a script for each type of shape that contains it's score worth &amp; public movement. = <text:s/>There will be three, red, blue &amp; pink(puzzle piece). The movement will be public so that the designer can decide whether it should be a stationary object or not. = </text:p>
        </text:list-item>
        <text:list-item>
          <text:p text:style-name="P2">Test different movement speeds until the max and minimum is understood and noted in the scripts. Then prefab things at the optimal speed. = </text:p>
        </text:list-item>
        <text:list-item>
          <text:p text:style-name="P2">Make the level in editor until it is playable. = </text:p>
        </text:list-item>
        <text:list-item>
          <text:p text:style-name="P2">Test until everything works, minus the puzzle piece which should just print a statement for now. = </text:p>
        </text:list-item>
        <text:list-item>
          <text:p text:style-name="P2">Test and build and fix. = </text:p>
        </text:list-item>
        <text:list-item>
          <text:p text:style-name="P2">Make the puzzle piece/counter work. = </text:p>
        </text:list-item>
        <text:list-item>
          <text:p text:style-name="P2">Test and build and fix. = </text:p>
        </text:list-item>
        <text:list-item>
          <text:p text:style-name="P2">The basic game is now playable. = </text:p>
        </text:list-item>
        <text:list-item>
          <text:p text:style-name="P2">Polish can now be listed bellow for possible future improvements. = 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86cm" fo:margin-bottom="2.01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Started on 28/02/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arlie Gracie</meta:initial-creator>
    <meta:creation-date>2018-02-28T15:31:29.55</meta:creation-date>
    <dc:date>2018-03-08T13:15:48.49</dc:date>
    <dc:creator>Charlie Gracie</dc:creator>
    <meta:editing-duration>PT7H44M46S</meta:editing-duration>
    <meta:editing-cycles>28</meta:editing-cycles>
    <meta:generator>OpenOffice/4.1.3$Win32 OpenOffice.org_project/413m1$Build-9783</meta:generator>
    <meta:document-statistic meta:table-count="0" meta:image-count="0" meta:object-count="0" meta:page-count="1" meta:paragraph-count="24" meta:word-count="326" meta:character-count="1642"/>
  </office:meta>
</office:document-meta>
</file>